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preuve modelisation 3D</text:p>
      <text:p text:style-name="Standard"/>
      <text:p text:style-name="P1">Exercice 1 courbe parametrique</text:p>
      <text:p text:style-name="Standard">1)</text:p>
      <text:p text:style-name="Standard">On a p(u) = (0, (1-u)²*100 +2*u*(1-u)*150, (1-u)²*100 +2*u*(1-u)*80)</text:p>
      <text:p text:style-name="Standard"/>
      <text:p text:style-name="Standard">2)</text:p>
      <text:p text:style-name="Standard">Il n'est pas possible que le joueur percute le sapin s1, en effet il n'appartient pas l'ensemble covex. </text:p>
      <text:p text:style-name="Standard"/>
      <text:p text:style-name="Standard">3)</text:p>
      <text:p text:style-name="Standard">Le problème avec la courbe de béziers. Si on veut utiliser une courbe de bezier il fzudrais utiliser plusieurs courbe. Nous pourrions utiliser une courbes b-splines par exemple.</text:p>
      <text:p text:style-name="Standard"/>
      <text:p text:style-name="P1">Exercice 2</text:p>
      <text:p text:style-name="P1"/>
      <text:p text:style-name="P2">1)</text:p>
      <text:p text:style-name="P2">JE choisie de prendre comme strututre de donnes des tableau de se type</text:p>
      <text:p text:style-name="P2">tabSommets = {(x1, y1, z1), (x2, y2, z2),...}</text:p>
      <text:p text:style-name="P2">tab = {(x1, y1, z1), (x2, y2, z2),...}</text:p>
      <text:p text:style-name="P2"/>
      <text:p text:style-name="P2">remplir(tabSommet, tabTriangle) :</text:p>
      <text:p text:style-name="P2"><text:tab/>pour(f appartient à tabTriangle) :</text:p>
      <text:p text:style-name="P2"><text:tab/><text:tab/>pour i de 0 a 3 :</text:p>
      <text:p text:style-name="P2"/>
      <text:p text:style-name="P2">2)</text:p>
      <text:p text:style-name="P2">Le probleme d'un tableau de triangle </text:p>
      <text:p text:style-name="P2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bre lamouchi</meta:initial-creator>
    <meta:creation-date>2021-05-10T08:56:14.35</meta:creation-date>
    <meta:document-statistic meta:table-count="0" meta:image-count="0" meta:object-count="0" meta:page-count="1" meta:paragraph-count="19" meta:word-count="123" meta:character-count="702"/>
    <dc:date>2021-05-11T06:32:59.62</dc:date>
    <dc:creator>ambre lamouchi</dc:creator>
    <meta:editing-duration>PT18H5M4S</meta:editing-duration>
    <meta:editing-cycles>1</meta:editing-cycles>
    <meta:generator>OpenOffice/4.1.7$Win32 OpenOffice.org_project/417m1$Build-9800</meta:generator>
  </office:meta>
</office:document-meta>
</file>